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.93" table:style-name="ce1">
            <text:p>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22" table:style-name="ce1">
            <text:p>4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83" table:style-name="ce1">
            <text:p>3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68" table:style-name="ce1">
            <text:p>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83" table:style-name="ce1">
            <text:p>3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68" table:style-name="ce1">
            <text:p>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34" table:style-name="ce1">
            <text:p>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6" table:style-name="ce1">
            <text:p>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.1800000000000002" table:style-name="ce1">
            <text:p>2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36" table:style-name="ce1">
            <text:p>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32" table:style-name="ce1">
            <text:p>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16" table:style-name="ce1">
            <text:p>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4.8" table:style-name="ce1">
            <text:p>9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68" table:style-name="ce1">
            <text:p>4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68" table:style-name="ce1">
            <text:p>3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78" table:style-name="ce1">
            <text:p>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16" table:style-name="ce1">
            <text:p>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9" table:style-name="ce1">
            <text:p>1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63" table:style-name="ce1">
            <text:p>3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.05" table:style-name="ce1">
            <text:p>5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.12" table:style-name="ce1">
            <text:p>2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.12" table:style-name="ce1">
            <text:p>2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.3" table:style-name="ce1">
            <text:p>10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7.65" table:style-name="ce1">
            <text:p>7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1.26" table:style-name="ce1">
            <text:p>31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3.5" table:style-name="ce1">
            <text:p>1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5" table:style-name="ce1">
            <text:p>1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.6999999999999993" table:style-name="ce1">
            <text:p>9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.23" table:style-name="ce1">
            <text:p>9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7.74" table:style-name="ce1">
            <text:p>27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52" table:style-name="ce1">
            <text:p>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68" table:style-name="ce1">
            <text:p>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.22" table:style-name="ce1">
            <text:p>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.2" table:style-name="ce1">
            <text:p>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3600000000000003" table:style-name="ce1">
            <text:p>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.88" table:style-name="ce1">
            <text:p>6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5.04" table:style-name="ce1">
            <text:p>15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1.5" table:style-name="ce1">
            <text:p>21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" table:style-name="ce1">
            <text:p>20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.84" table:style-name="ce1">
            <text:p>99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416" table:style-name="ce1">
            <text:p>416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4.62" table:style-name="ce1">
            <text:p>23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3.76" table:style-name="ce1">
            <text:p>6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2.04" table:style-name="ce1">
            <text:p>5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4.17" table:style-name="ce1">
            <text:p>64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.1" table:style-name="ce1">
            <text:p>6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.42" table:style-name="ce1">
            <text:p>4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.41" table:style-name="ce1">
            <text:p>5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0.38" table:style-name="ce1">
            <text:p>0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2.59" table:style-name="ce1">
            <text:p>12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2.7" table:style-name="ce1">
            <text:p>1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5.2" table:style-name="ce1">
            <text:p>25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7" table:style-name="ce1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6.13" table:style-name="ce1">
            <text:p>106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25.01" table:style-name="ce1">
            <text:p>125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6.72" table:style-name="ce1">
            <text:p>6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.88" table:style-name="ce1">
            <text:p>5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7.18" table:style-name="ce1">
            <text:p>27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90.08" table:style-name="ce1">
            <text:p>190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1.88" table:style-name="ce1">
            <text:p>431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5.58" table:style-name="ce1">
            <text:p>1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11.82" table:style-name="ce1">
            <text:p>411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007.72" table:style-name="ce1">
            <text:p>1007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92.79999999999995" table:style-name="ce1">
            <text:p>59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3.2" table:style-name="ce1">
            <text:p>34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137" table:style-name="ce1">
            <text:p>137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36.16" table:style-name="ce1">
            <text:p>23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0" table:style-name="ce1">
            <text:p>41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995.81" table:style-name="ce1">
            <text:p>995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1284.31" table:style-name="ce1">
            <text:p>1284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43.31" table:style-name="ce1">
            <text:p>43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53.65" table:style-name="ce1">
            <text:p>53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3412.03" table:style-name="ce1">
            <text:p>341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180" table:style-name="ce1">
            <text:p>118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office:value-type="float" office:value="2634.7" table:style-name="ce1">
            <text:p>2634.7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1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65" table:style-name="ce1">
            <text:p>2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65" table:style-name="ce1">
            <text:p>2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4500000000000002" table:style-name="ce1">
            <text:p>2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2" table:style-name="ce1">
            <text:p>2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4.2" table:style-name="ce1">
            <text:p>4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4300000000000002" table:style-name="ce1">
            <text:p>2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3" table:style-name="ce1">
            <text:p>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42" table:style-name="ce1">
            <text:p>2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07" table:style-name="ce1">
            <text:p>5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86.4" table:style-name="ce1">
            <text:p>8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87" table:style-name="ce1">
            <text:p>0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96" table:style-name="ce1">
            <text:p>1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6.22999999999999" table:style-name="ce1">
            <text:p>146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7.98" table:style-name="ce1">
            <text:p>7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77" table:style-name="ce1">
            <text:p>3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4" table:style-name="ce1">
            <text:p>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5.26" table:style-name="ce1">
            <text:p>15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46" table:style-name="ce1">
            <text:p>2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2599999999999998" table:style-name="ce1">
            <text:p>2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9" table:style-name="ce1">
            <text:p>3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04" table:style-name="ce1">
            <text:p>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7" table:style-name="ce1">
            <text:p>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06" table:style-name="ce1">
            <text:p>2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.06" table:style-name="ce1">
            <text:p>14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43.52000000000001" table:style-name="ce1">
            <text:p>14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1.04" table:style-name="ce1">
            <text:p>2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6.64" table:style-name="ce1">
            <text:p>16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78.209999999999994" table:style-name="ce1">
            <text:p>7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4.46" table:style-name="ce1">
            <text:p>4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0.199999999999999" table:style-name="ce1">
            <text:p>1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42.45" table:style-name="ce1">
            <text:p>42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7" table:style-name="ce1">
            <text:p>1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71.88" table:style-name="ce1">
            <text:p>71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7.44" table:style-name="ce1">
            <text:p>12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340000000000003" table:style-name="ce1">
            <text:p>3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35.74" table:style-name="ce1">
            <text:p>93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055.56" table:style-name="ce1">
            <text:p>2055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694" table:style-name="ce1">
            <text:p>69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844.56" table:style-name="ce1">
            <text:p>84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62.96" table:style-name="ce1">
            <text:p>362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36.72" table:style-name="ce1">
            <text:p>336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09.17" table:style-name="ce1">
            <text:p>309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75.43" table:style-name="ce1">
            <text:p>675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7" table:style-name="ce1">
            <text:p>2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16.94" table:style-name="ce1">
            <text:p>1416.94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1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0.62" table:style-name="ce1">
            <text:p>0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.55" table:style-name="ce1">
            <text:p>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.96" table:style-name="ce1">
            <text:p>3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.96" table:style-name="ce1">
            <text:p>3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03" table:style-name="ce1">
            <text:p>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.31" table:style-name="ce1">
            <text:p>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.62" table:style-name="ce1">
            <text:p>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.92" table:style-name="ce1">
            <text:p>2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8.89" table:style-name="ce1">
            <text:p>8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0.71" table:style-name="ce1">
            <text:p>0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8.73" table:style-name="ce1">
            <text:p>8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0.92" table:style-name="ce1">
            <text:p>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6.7" table:style-name="ce1">
            <text:p>1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1" table:style-name="ce1">
            <text:p>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39" table:style-name="ce1">
            <text:p>139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87.41" table:style-name="ce1">
            <text:p>87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1" table:style-name="ce1">
            <text:p>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39" table:style-name="ce1">
            <text:p>139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87.41" table:style-name="ce1">
            <text:p>87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1299999999999999" table:style-name="ce1">
            <text:p>1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7" table:style-name="ce1">
            <text:p>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.3600000000000003" table:style-name="ce1">
            <text:p>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.35" table:style-name="ce1">
            <text:p>1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0.56000000000000005" table:style-name="ce1">
            <text:p>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.25" table:style-name="ce1">
            <text:p>2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.25" table:style-name="ce1">
            <text:p>2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8.809999999999999" table:style-name="ce1">
            <text:p>18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0.68" table:style-name="ce1">
            <text:p>1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.4000000000000004" table:style-name="ce1">
            <text:p>4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.77" table:style-name="ce1">
            <text:p>5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.59" table:style-name="ce1">
            <text:p>1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2.53" table:style-name="ce1">
            <text:p>12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.35" table:style-name="ce1">
            <text:p>5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0.49" table:style-name="ce1">
            <text:p>10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.54" table:style-name="ce1">
            <text:p>2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2.76" table:style-name="ce1">
            <text:p>12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3.47" table:style-name="ce1">
            <text:p>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.67" table:style-name="ce1">
            <text:p>1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0.75" table:style-name="ce1">
            <text:p>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4.2699999999999996" table:style-name="ce1">
            <text:p>4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9.39" table:style-name="ce1">
            <text:p>9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3.15" table:style-name="ce1">
            <text:p>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.62" table:style-name="ce1">
            <text:p>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1.25" table:style-name="ce1">
            <text:p>11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.84" table:style-name="ce1">
            <text:p>5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8.08" table:style-name="ce1">
            <text:p>28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98" table:style-name="ce1">
            <text:p>29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52.95" table:style-name="ce1">
            <text:p>25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98" table:style-name="ce1">
            <text:p>29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52.95" table:style-name="ce1">
            <text:p>25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3.29" table:style-name="ce1">
            <text:p>23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08" table:style-name="ce1">
            <text:p>20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13.57" table:style-name="ce1">
            <text:p>11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416" table:style-name="ce1">
            <text:p>416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62.08" table:style-name="ce1">
            <text:p>26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2.71" table:style-name="ce1">
            <text:p>12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6.3" table:style-name="ce1">
            <text:p>26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.83" table:style-name="ce1">
            <text:p>5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6.62" table:style-name="ce1">
            <text:p>6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0.52" table:style-name="ce1">
            <text:p>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.94" table:style-name="ce1">
            <text:p>5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8.0399999999999991" table:style-name="ce1">
            <text:p>8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3.25" table:style-name="ce1">
            <text:p>13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3.36" table:style-name="ce1">
            <text:p>1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6.85" table:style-name="ce1">
            <text:p>26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8.65" table:style-name="ce1">
            <text:p>38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11.41" table:style-name="ce1">
            <text:p>111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130.29" table:style-name="ce1">
            <text:p>13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7.05" table:style-name="ce1">
            <text:p>7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3.23" table:style-name="ce1">
            <text:p>3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28.17" table:style-name="ce1">
            <text:p>28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295" table:style-name="ce1">
            <text:p>295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83.49" table:style-name="ce1">
            <text:p>18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204.44" table:style-name="ce1">
            <text:p>204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7.87" table:style-name="ce1">
            <text:p>7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84.38" table:style-name="ce1">
            <text:p>184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41.9" table:style-name="ce1">
            <text:p>24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191.88" table:style-name="ce1">
            <text:p>191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11.84" table:style-name="ce1">
            <text:p>41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9" table:style-name="ce1">
            <text:p>9</text:p>
          </table:table-cell>
          <table:table-cell office:value-type="float" office:value="410" table:style-name="ce1">
            <text:p>41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517.41999999999996" table:style-name="ce1">
            <text:p>517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float" office:value="274" table:style-name="ce1">
            <text:p>274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19.20000000000005" table:style-name="ce1">
            <text:p>51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8" table:style-name="ce1">
            <text:p>8</text:p>
          </table:table-cell>
          <table:table-cell office:value-type="float" office:value="274" table:style-name="ce1">
            <text:p>274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91.65" table:style-name="ce1">
            <text:p>49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1180" table:style-name="ce1">
            <text:p>1180</text:p>
          </table:table-cell>
          <table:table-cell office:value-type="float" office:value="1550" table:style-name="ce1">
            <text:p>1550</text:p>
          </table:table-cell>
          <table:table-cell office:value-type="float" office:value="990" table:style-name="ce1">
            <text:p>990</text:p>
          </table:table-cell>
          <table:table-cell office:value-type="float" office:value="829.42" table:style-name="ce1">
            <text:p>829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44.63" table:style-name="ce1">
            <text:p>44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55.63" table:style-name="ce1">
            <text:p>55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2080" table:style-name="ce1">
            <text:p>2080</text:p>
          </table:table-cell>
          <table:table-cell office:value-type="float" office:value="1550" table:style-name="ce1">
            <text:p>1550</text:p>
          </table:table-cell>
          <table:table-cell office:value-type="float" office:value="2520" table:style-name="ce1">
            <text:p>2520</text:p>
          </table:table-cell>
          <table:table-cell office:value-type="float" office:value="3549.31" table:style-name="ce1">
            <text:p>3549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1180" table:style-name="ce1">
            <text:p>118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103.06" table:style-name="ce1">
            <text:p>1103.06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1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81" table:style-name="ce1">
            <text:p>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81" table:style-name="ce1">
            <text:p>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63" table:style-name="ce1">
            <text:p>1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4.2" table:style-name="ce1">
            <text:p>4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4300000000000002" table:style-name="ce1">
            <text:p>2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3" table:style-name="ce1">
            <text:p>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74" table:style-name="ce1">
            <text:p>0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07" table:style-name="ce1">
            <text:p>5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.8" table:style-name="ce1">
            <text:p>10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.14" table:style-name="ce1">
            <text:p>2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44" table:style-name="ce1">
            <text:p>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5" table:style-name="ce1">
            <text:p>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0.34" table:style-name="ce1">
            <text:p>0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6.22999999999999" table:style-name="ce1">
            <text:p>146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.67" table:style-name="ce1">
            <text:p>4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.9" table:style-name="ce1">
            <text:p>6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77" table:style-name="ce1">
            <text:p>3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4" table:style-name="ce1">
            <text:p>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3" table:style-name="ce1">
            <text:p>5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5.26" table:style-name="ce1">
            <text:p>15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39" table:style-name="ce1">
            <text:p>1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04" table:style-name="ce1">
            <text:p>3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7" table:style-name="ce1">
            <text:p>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06" table:style-name="ce1">
            <text:p>2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.39" table:style-name="ce1">
            <text:p>2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43.52000000000001" table:style-name="ce1">
            <text:p>143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21.04" table:style-name="ce1">
            <text:p>2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6.64" table:style-name="ce1">
            <text:p>16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1.73" table:style-name="ce1">
            <text:p>71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77" table:style-name="ce1">
            <text:p>0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.03" table:style-name="ce1">
            <text:p>4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6.7" table:style-name="ce1">
            <text:p>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10.199999999999999" table:style-name="ce1">
            <text:p>1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7.89" table:style-name="ce1">
            <text:p>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5.22" table:style-name="ce1">
            <text:p>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4.16" table:style-name="ce1">
            <text:p>14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7.44" table:style-name="ce1">
            <text:p>12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24.7" table:style-name="ce1">
            <text:p>2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680.86" table:style-name="ce1">
            <text:p>680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1064.3599999999999" table:style-name="ce1">
            <text:p>106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694" table:style-name="ce1">
            <text:p>69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844.56" table:style-name="ce1">
            <text:p>84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190.2399999999998" table:style-name="ce1">
            <text:p>219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282.08" table:style-name="ce1">
            <text:p>282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36.72" table:style-name="ce1">
            <text:p>336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700" table:style-name="ce1">
            <text:p>2700</text:p>
          </table:table-cell>
          <table:table-cell office:value-type="float" office:value="309.17" table:style-name="ce1">
            <text:p>309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420.55" table:style-name="ce1">
            <text:p>42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1980" table:style-name="ce1">
            <text:p>1980</text:p>
          </table:table-cell>
          <table:table-cell office:value-type="float" office:value="14.03" table:style-name="ce1">
            <text:p>14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4" table:style-name="ce1">
            <text:p>4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425.74" table:style-name="ce1">
            <text:p>425.74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2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.07" table:style-name="ce1">
            <text:p>1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.99" table:style-name="ce1">
            <text:p>1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2.4300000000000002" table:style-name="ce1">
            <text:p>2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3.36" table:style-name="ce1">
            <text:p>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3.2" table:style-name="ce1">
            <text:p>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88.27" table:style-name="ce1">
            <text:p>88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31.2" table:style-name="ce1">
            <text:p>3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30" table:style-name="ce1">
            <text:p>13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31.2" table:style-name="ce1">
            <text:p>3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37.81" table:style-name="ce1">
            <text:p>137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7.13" table:style-name="ce1">
            <text:p>7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24.19" table:style-name="ce1">
            <text:p>24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0.38" table:style-name="ce1">
            <text:p>0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26" table:style-name="ce1">
            <text:p>4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" table:style-name="ce1">
            <text:p>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2" table:style-name="ce1">
            <text:p>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.1200000000000001" table:style-name="ce1">
            <text:p>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3.12" table:style-name="ce1">
            <text:p>1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62.4" table:style-name="ce1">
            <text:p>6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62.4" table:style-name="ce1">
            <text:p>6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58.12" table:style-name="ce1">
            <text:p>58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8" table:style-name="ce1">
            <text:p>12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14.62" table:style-name="ce1">
            <text:p>14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295" table:style-name="ce1">
            <text:p>295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383.5" table:style-name="ce1">
            <text:p>38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590" table:style-name="ce1">
            <text:p>59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951.08" table:style-name="ce1">
            <text:p>95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542.88" table:style-name="ce1">
            <text:p>54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040" table:style-name="ce1">
            <text:p>1040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243.36" table:style-name="ce1">
            <text:p>24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242.72" table:style-name="ce1">
            <text:p>24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2340" table:style-name="ce1">
            <text:p>2340</text:p>
          </table:table-cell>
          <table:table-cell office:value-type="float" office:value="216.48" table:style-name="ce1">
            <text:p>216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2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.63" table:style-name="ce1">
            <text:p>1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16" table:style-name="ce1">
            <text:p>3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2000000000000002" table:style-name="ce1">
            <text:p>2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2000000000000002" table:style-name="ce1">
            <text:p>2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1800000000000002" table:style-name="ce1">
            <text:p>2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2.3199999999999998" table:style-name="ce1">
            <text:p>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3.24" table:style-name="ce1">
            <text:p>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3" table:style-name="ce1">
            <text:p>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.26" table:style-name="ce1">
            <text:p>8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.17" table:style-name="ce1">
            <text:p>1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.1" table:style-name="ce1">
            <text:p>8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6.7" table:style-name="ce1">
            <text:p>16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1" table:style-name="ce1">
            <text:p>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70.66" table:style-name="ce1">
            <text:p>7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.31" table:style-name="ce1">
            <text:p>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70.66" table:style-name="ce1">
            <text:p>7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0900000000000001" table:style-name="ce1">
            <text:p>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.47" table:style-name="ce1">
            <text:p>1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.47" table:style-name="ce1">
            <text:p>0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8.809999999999999" table:style-name="ce1">
            <text:p>18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0.68" table:style-name="ce1">
            <text:p>10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5099999999999998" table:style-name="ce1">
            <text:p>2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1.34" table:style-name="ce1">
            <text:p>11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8499999999999996" table:style-name="ce1">
            <text:p>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.98" table:style-name="ce1">
            <text:p>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43" table:style-name="ce1">
            <text:p>4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2.76" table:style-name="ce1">
            <text:p>12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89" table:style-name="ce1">
            <text:p>1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0.78" table:style-name="ce1">
            <text:p>0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.01" table:style-name="ce1">
            <text:p>1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9800000000000004" table:style-name="ce1">
            <text:p>4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2.11" table:style-name="ce1">
            <text:p>2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7.22" table:style-name="ce1">
            <text:p>7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57" table:style-name="ce1">
            <text:p>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9.89" table:style-name="ce1">
            <text:p>19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38.29" table:style-name="ce1">
            <text:p>138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38.29" table:style-name="ce1">
            <text:p>138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4.59" table:style-name="ce1">
            <text:p>14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7.36" table:style-name="ce1">
            <text:p>87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09.66" table:style-name="ce1">
            <text:p>20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9.81" table:style-name="ce1">
            <text:p>9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6.3" table:style-name="ce1">
            <text:p>26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27.68" table:style-name="ce1">
            <text:p>2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5.62" table:style-name="ce1">
            <text:p>5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0.52" table:style-name="ce1">
            <text:p>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93" table:style-name="ce1">
            <text:p>4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.17" table:style-name="ce1">
            <text:p>3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43" table:style-name="ce1">
            <text:p>4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54" table:style-name="ce1">
            <text:p>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.8" table:style-name="ce1">
            <text:p>4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6.600000000000001" table:style-name="ce1">
            <text:p>16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40.85" table:style-name="ce1">
            <text:p>4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59.73" table:style-name="ce1">
            <text:p>59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64" table:style-name="ce1">
            <text:p>2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.62" table:style-name="ce1">
            <text:p>2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4.94" table:style-name="ce1">
            <text:p>14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91.16" table:style-name="ce1">
            <text:p>19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7.78" table:style-name="ce1">
            <text:p>7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7" table:style-name="ce1">
            <text:p>7</text:p>
          </table:table-cell>
          <table:table-cell office:value-type="float" office:value="197" table:style-name="ce1">
            <text:p>197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40.11000000000001" table:style-name="ce1">
            <text:p>14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241.9" table:style-name="ce1">
            <text:p>24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347" table:style-name="ce1">
            <text:p>347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112.74" table:style-name="ce1">
            <text:p>112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7" table:style-name="ce1">
            <text:p>7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820" table:style-name="ce1">
            <text:p>2820</text:p>
          </table:table-cell>
          <table:table-cell office:value-type="float" office:value="895.44" table:style-name="ce1">
            <text:p>89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303.77999999999997" table:style-name="ce1">
            <text:p>303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77.54000000000002" table:style-name="ce1">
            <text:p>277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49.98" table:style-name="ce1">
            <text:p>24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02.87" table:style-name="ce1">
            <text:p>802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6.99" table:style-name="ce1">
            <text:p>26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29.17" table:style-name="ce1">
            <text:p>29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714.75" table:style-name="ce1">
            <text:p>1714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8" table:style-name="ce1">
            <text:p>8</text:p>
          </table:table-cell>
          <table:table-cell office:value-type="float" office:value="1180" table:style-name="ce1">
            <text:p>1180</text:p>
          </table:table-cell>
          <table:table-cell office:value-type="float" office:value="1550" table:style-name="ce1">
            <text:p>1550</text:p>
          </table:table-cell>
          <table:table-cell office:value-type="float" office:value="1640" table:style-name="ce1">
            <text:p>1640</text:p>
          </table:table-cell>
          <table:table-cell office:value-type="float" office:value="1103.06" table:style-name="ce1">
            <text:p>1103.06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2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1100000000000001" table:style-name="ce1">
            <text:p>1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87" table:style-name="ce1">
            <text:p>1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85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51" table:style-name="ce1">
            <text:p>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0.83" table:style-name="ce1">
            <text:p>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5.82" table:style-name="ce1">
            <text:p>5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3" table:style-name="ce1">
            <text:p>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07" table:style-name="ce1">
            <text:p>5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43" table:style-name="ce1">
            <text:p>0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36" table:style-name="ce1">
            <text:p>2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07" table:style-name="ce1">
            <text:p>33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87" table:style-name="ce1">
            <text:p>0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.69" table:style-name="ce1">
            <text:p>1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9.31" table:style-name="ce1">
            <text:p>39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6.399999999999999" table:style-name="ce1">
            <text:p>1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65" table:style-name="ce1">
            <text:p>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77" table:style-name="ce1">
            <text:p>3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74" table:style-name="ce1">
            <text:p>5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.61" table:style-name="ce1">
            <text:p>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8.71" table:style-name="ce1">
            <text:p>18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87" table:style-name="ce1">
            <text:p>0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9" table:style-name="ce1">
            <text:p>3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1399999999999999" table:style-name="ce1">
            <text:p>1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1.1000000000000001" table:style-name="ce1">
            <text:p>1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5.27" table:style-name="ce1">
            <text:p>5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06" table:style-name="ce1">
            <text:p>2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4.06" table:style-name="ce1">
            <text:p>14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63.34" table:style-name="ce1">
            <text:p>6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27.76" table:style-name="ce1">
            <text:p>227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97.34" table:style-name="ce1">
            <text:p>97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37.89" table:style-name="ce1">
            <text:p>3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5.06" table:style-name="ce1">
            <text:p>2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0.75" table:style-name="ce1">
            <text:p>5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84" table:style-name="ce1">
            <text:p>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9.83" table:style-name="ce1">
            <text:p>9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9.94" table:style-name="ce1">
            <text:p>9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8.3" table:style-name="ce1">
            <text:p>18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42.45" table:style-name="ce1">
            <text:p>42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0.6" table:style-name="ce1">
            <text:p>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7" table:style-name="ce1">
            <text:p>1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8.32" table:style-name="ce1">
            <text:p>2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3.45" table:style-name="ce1">
            <text:p>13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295" table:style-name="ce1">
            <text:p>295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48.98" table:style-name="ce1">
            <text:p>348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590" table:style-name="ce1">
            <text:p>59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882.05" table:style-name="ce1">
            <text:p>882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520" table:style-name="ce1">
            <text:p>52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482.04" table:style-name="ce1">
            <text:p>48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9" table:style-name="ce1">
            <text:p>9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1.68" table:style-name="ce1">
            <text:p>12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301.76" table:style-name="ce1">
            <text:p>30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275.52" table:style-name="ce1">
            <text:p>27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397.94" table:style-name="ce1">
            <text:p>397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422.93" table:style-name="ce1">
            <text:p>42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7" table:style-name="ce1">
            <text:p>2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482.38" table:style-name="ce1">
            <text:p>482.38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w4_nc8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0.35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1.23" table:style-name="ce1">
            <text:p>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0.89" table:style-name="ce1">
            <text:p>0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1.03" table:style-name="ce1">
            <text:p>1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0.83" table:style-name="ce1">
            <text:p>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1.22" table:style-name="ce1">
            <text:p>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2.71" table:style-name="ce1">
            <text:p>2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0.16" table:style-name="ce1">
            <text:p>0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2.5499999999999998" table:style-name="ce1">
            <text:p>2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1400" table:style-name="ce1">
            <text:p>1400</text:p>
          </table:table-cell>
          <table:table-cell office:value-type="float" office:value="1640" table:style-name="ce1">
            <text:p>1640</text:p>
          </table:table-cell>
          <table:table-cell office:value-type="float" office:value="12.77" table:style-name="ce1">
            <text:p>1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1.31" table:style-name="ce1">
            <text:p>1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0.32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1.31" table:style-name="ce1">
            <text:p>1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1" table:style-name="ce1">
            <text:p>1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06" table:style-name="ce1">
            <text:p>1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0.26" table:style-name="ce1">
            <text:p>0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7" table:style-name="ce1">
            <text:p>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9" table:style-name="ce1">
            <text:p>9</text:p>
          </table:table-cell>
          <table:table-cell office:value-type="float" office:value="108" table:style-name="ce1">
            <text:p>108</text:p>
          </table:table-cell>
          <table:table-cell office:value-type="float" office:value="1400" table:style-name="ce1">
            <text:p>1400</text:p>
          </table:table-cell>
          <table:table-cell office:value-type="float" office:value="1640" table:style-name="ce1">
            <text:p>1640</text:p>
          </table:table-cell>
          <table:table-cell office:value-type="float" office:value="15.12" table:style-name="ce1">
            <text:p>15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3.27" table:style-name="ce1">
            <text:p>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95" table:style-name="ce1">
            <text:p>2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6.399999999999999" table:style-name="ce1">
            <text:p>1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1.99" table:style-name="ce1">
            <text:p>1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.61" table:style-name="ce1">
            <text:p>5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17.5" table:style-name="ce1">
            <text:p>17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0.45" table:style-name="ce1">
            <text:p>0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46" table:style-name="ce1">
            <text:p>1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0.45" table:style-name="ce1">
            <text:p>0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9" table:style-name="ce1">
            <text:p>3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2.44" table:style-name="ce1">
            <text:p>2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4.53" table:style-name="ce1">
            <text:p>4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1.22" table:style-name="ce1">
            <text:p>1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8.76" table:style-name="ce1">
            <text:p>8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98" table:style-name="ce1">
            <text:p>298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2.63" table:style-name="ce1">
            <text:p>2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10" table:style-name="ce1">
            <text:p>10</text:p>
          </table:table-cell>
          <table:table-cell office:value-type="float" office:value="298" table:style-name="ce1">
            <text:p>298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2.63" table:style-name="ce1">
            <text:p>2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7.68" table:style-name="ce1">
            <text:p>7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208" table:style-name="ce1">
            <text:p>208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11" table:style-name="ce1">
            <text:p>11</text:p>
          </table:table-cell>
          <table:table-cell office:value-type="float" office:value="416" table:style-name="ce1">
            <text:p>416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34.94" table:style-name="ce1">
            <text:p>34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37.89" table:style-name="ce1">
            <text:p>37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3.270000000000003" table:style-name="ce1">
            <text:p>33.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50.75" table:style-name="ce1">
            <text:p>5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.77" table:style-name="ce1">
            <text:p>2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2.84" table:style-name="ce1">
            <text:p>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7.79" table:style-name="ce1">
            <text:p>7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7.9" table:style-name="ce1">
            <text:p>7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13.2" table:style-name="ce1">
            <text:p>13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2" table:style-name="ce1">
            <text:p>1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3.57" table:style-name="ce1">
            <text:p>23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42.45" table:style-name="ce1">
            <text:p>42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.56" table:style-name="ce1">
            <text:p>1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400" table:style-name="ce1">
            <text:p>1400</text:p>
          </table:table-cell>
          <table:table-cell office:value-type="float" office:value="1640" table:style-name="ce1">
            <text:p>164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1.7" table:style-name="ce1">
            <text:p>1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1" table:style-name="ce1">
            <text:p>11</text:p>
          </table:table-cell>
          <table:table-cell office:value-type="float" office:value="197" table:style-name="ce1">
            <text:p>197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office:value-type="float" office:value="95.52" table:style-name="ce1">
            <text:p>95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1.19" table:style-name="ce1">
            <text:p>1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7.84" table:style-name="ce1">
            <text:p>7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10" table:style-name="ce1">
            <text:p>10</text:p>
          </table:table-cell>
          <table:table-cell office:value-type="float" office:value="295" table:style-name="ce1">
            <text:p>295</text:p>
          </table:table-cell>
          <table:table-cell office:value-type="float" office:value="1400" table:style-name="ce1">
            <text:p>1400</text:p>
          </table:table-cell>
          <table:table-cell office:value-type="float" office:value="2190" table:style-name="ce1">
            <text:p>2190</text:p>
          </table:table-cell>
          <table:table-cell office:value-type="float" office:value="183.49" table:style-name="ce1">
            <text:p>18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590" table:style-name="ce1">
            <text:p>590</text:p>
          </table:table-cell>
          <table:table-cell office:value-type="float" office:value="1400" table:style-name="ce1">
            <text:p>1400</text:p>
          </table:table-cell>
          <table:table-cell office:value-type="float" office:value="1640" table:style-name="ce1">
            <text:p>1640</text:p>
          </table:table-cell>
          <table:table-cell office:value-type="float" office:value="96.76" table:style-name="ce1">
            <text:p>96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7" table:style-name="ce1">
            <text:p>17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900" table:style-name="ce1">
            <text:p>900</text:p>
          </table:table-cell>
          <table:table-cell office:value-type="float" office:value="46.8" table:style-name="ce1">
            <text:p>46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18" table:style-name="ce1">
            <text:p>18</text:p>
          </table:table-cell>
          <table:table-cell office:value-type="float" office:value="1040" table:style-name="ce1">
            <text:p>1040</text:p>
          </table:table-cell>
          <table:table-cell office:value-type="float" office:value="1550" table:style-name="ce1">
            <text:p>1550</text:p>
          </table:table-cell>
          <table:table-cell office:value-type="float" office:value="2340" table:style-name="ce1">
            <text:p>2340</text:p>
          </table:table-cell>
          <table:table-cell office:value-type="float" office:value="121.68" table:style-name="ce1">
            <text:p>12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5" table:style-name="ce1">
            <text:p>25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26.24" table:style-name="ce1">
            <text:p>2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5" table:style-name="ce1">
            <text:p>25</text:p>
          </table:table-cell>
          <table:table-cell office:value-type="float" office:value="205" table:style-name="ce1">
            <text:p>205</text:p>
          </table:table-cell>
          <table:table-cell office:value-type="float" office:value="1600" table:style-name="ce1">
            <text:p>1600</text:p>
          </table:table-cell>
          <table:table-cell office:value-type="float" office:value="1680" table:style-name="ce1">
            <text:p>16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397.94" table:style-name="ce1">
            <text:p>397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1" table:style-name="ce1">
            <text:p>1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2970" table:style-name="ce1">
            <text:p>2970</text:p>
          </table:table-cell>
          <table:table-cell office:value-type="float" office:value="422.93" table:style-name="ce1">
            <text:p>422.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7" table:style-name="ce1">
            <text:p>22.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340" table:style-name="ce1">
            <text:p>2340</text:p>
          </table:table-cell>
          <table:table-cell office:value-type="float" office:value="1265.47" table:style-name="ce1">
            <text:p>1265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9" table:style-name="ce1">
            <text:p>9</text:p>
          </table:table-cell>
          <table:table-cell office:value-type="float" office:value="1180" table:style-name="ce1">
            <text:p>1180</text:p>
          </table:table-cell>
          <table:table-cell office:value-type="float" office:value="1400" table:style-name="ce1">
            <text:p>1400</text:p>
          </table:table-cell>
          <table:table-cell office:value-type="float" office:value="1640" table:style-name="ce1">
            <text:p>1640</text:p>
          </table:table-cell>
          <table:table-cell office:value-type="float" office:value="812.78" table:style-name="ce1">
            <text:p>812.78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6:17Z</dc:date>
  </office:meta>
</office:document-meta>
</file>